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Tahoma1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4f81bd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33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2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ular1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4" style:family="presentation" style:parent-style-name="Titular2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171cm" fo:margin-bottom="0cm" fo:line-height="100%" fo:text-align="end" fo:text-indent="0cm" style:punctuation-wrap="hanging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2" style:family="text">
      <style:text-properties fo:color="#fdfd3d" style:text-position="0% 100%" style:font-name="Century Schoolbook" fo:font-size="48pt" fo:language="es" fo:country="ES" fo:font-style="italic" style:text-underline-style="solid" style:text-underline-width="auto" style:text-underline-color="font-color" fo:font-weight="bold" style:font-size-asian="48pt" style:language-asian="es" style:country-asian="ES" style:font-style-asian="italic" style:font-weight-asian="bold" style:font-size-complex="48pt" style:language-complex="es" style:country-complex="ES" style:font-style-complex="italic" style:font-weight-complex="bold"/>
    </style:style>
    <style:style style:name="T3" style:family="text">
      <style:text-properties fo:color="#ffff66" style:text-position="0% 100%" style:font-name="Arial" fo:font-size="36pt" fo:language="es" fo:country="ES" fo:font-weight="bold" style:font-size-asian="36pt" style:language-asian="es" style:country-asian="ES" style:font-weight-asian="bold" style:font-size-complex="36pt" style:language-complex="es" style:country-complex="ES" style:font-weight-complex="bold"/>
    </style:style>
    <style:style style:name="T4" style:family="text">
      <style:text-properties fo:color="#000000" style:text-position="0% 100%" style:font-name="Arial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5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7" draw:text-style-name="P4" draw:layer="layout" svg:width="22.86cm" svg:height="4.586cm" svg:x="1.27cm" svg:y="7.232cm">
          <text:list text:style-name="L1">
            <text:list-header>
              <text:p text:style-name="P3"><text:span text:style-name="T2">ALGO ESTA CAYEN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ular1" presentation:presentation-page-layout-name="AL1T11">
        <draw:custom-shape draw:style-name="gr9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frame presentation:style-name="pr2" draw:text-style-name="P5" draw:layer="layout" svg:width="22.86cm" svg:height="3.175cm" svg:x="1.27cm" svg:y="6.525cm" presentation:class="title" presentation:user-transformed="true">
          <draw:text-box>
            <text:list text:style-name="L1">
              <text:list-header>
                <text:p text:style-name="P3"><text:span text:style-name="T3">ALGO ESTA CAYENDO AQUÍ</text:span><text:span text:style-name="T3"><text:line-break/></text:span><text:span text:style-name="T3">ES TAN FUERTE SOBRE MI</text:span><text:span text:style-name="T3"><text:line-break/></text:span><text:span text:style-name="T3"><text:line-break/></text:span><text:span text:style-name="T3">MIS MANOS LEVANTARE</text:span><text:span text:style-name="T3"><text:line-break/></text:span><text:span text:style-name="T3">Y SU GLORIA TOCARE</text:span></text:p>
              </text:list-header>
            </text:list>
          </draw:text-box>
        </draw:frame>
        <draw:custom-shape draw:style-name="gr11" draw:text-style-name="P8" draw:layer="layout" svg:width="12.061cm" svg:height="1.402cm" svg:x="10.442cm" svg:y="15.725cm">
          <text:list text:style-name="L2">
            <text:list-item>
              <text:p text:style-name="P7"><text:span text:style-name="T4">Algo está cayendo aquí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3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2">
        <draw:custom-shape draw:style-name="gr1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1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14" draw:text-style-name="P4" draw:layer="layout" svg:width="22.86cm" svg:height="3.175cm" svg:x="1.27cm" svg:y="6.526cm">
          <text:list text:style-name="L1">
            <text:list-header>
              <text:p text:style-name="P3"><text:span text:style-name="T3">ALGO ESTA CAYENDO AQUÍ</text:span><text:span text:style-name="T3"><text:line-break/></text:span><text:span text:style-name="T3">ES TAN FUERTE SOBRE MI</text:span><text:span text:style-name="T3"><text:line-break/></text:span><text:span text:style-name="T3"><text:line-break/></text:span><text:span text:style-name="T3">MIS MANOS LEVANTARE</text:span><text:span text:style-name="T3"><text:line-break/></text:span><text:span text:style-name="T3">Y SU GLORIA TOC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12.061cm" svg:height="1.402cm" svg:x="10.442cm" svg:y="15.725cm">
          <text:list text:style-name="L2">
            <text:list-item>
              <text:p text:style-name="P7"><text:span text:style-name="T4">Está cayendo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11">
        <draw:frame presentation:style-name="pr2" draw:text-style-name="P5" draw:layer="layout" svg:width="23.002cm" svg:height="3.175cm" svg:x="1.199cm" svg:y="7.937cm" presentation:class="title" presentation:user-transformed="true">
          <draw:text-box>
            <text:list text:style-name="L1">
              <text:list-header>
                <text:p text:style-name="P3"><text:span text:style-name="T3">ESTA CAYENDO</text:span><text:span text:style-name="T3"><text:line-break/></text:span><text:span text:style-name="T3">SU GLORIA SOBRE MI</text:span><text:span text:style-name="T3"><text:line-break/></text:span><text:span text:style-name="T3"><text:line-break/></text:span><text:span text:style-name="T3">SANANDO HERIDAS</text:span><text:span text:style-name="T3"><text:line-break/></text:span><text:span text:style-name="T3">LEVANTANDO AL CAIDO</text:span><text:span text:style-name="T3"><text:line-break/></text:span><text:span text:style-name="T3"><text:line-break/></text:span><text:span text:style-name="T3">SU GLORIA ESTA AQUI</text:span></text:p>
              </text:list-header>
            </text:list>
          </draw:text-box>
        </draw:frame>
        <draw:custom-shape draw:style-name="gr16" draw:text-style-name="P8" draw:layer="layout" svg:width="12.061cm" svg:height="1.402cm" svg:x="10.442cm" svg:y="15.725cm">
          <text:list text:style-name="L2">
            <text:list-item>
              <text:p text:style-name="P7"><text:span text:style-name="T4">Esta cayendo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3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2">
        <draw:custom-shape draw:style-name="gr17" draw:text-style-name="P4" draw:layer="layout" svg:width="22.86cm" svg:height="3.175cm" svg:x="1.27cm" svg:y="7.938cm">
          <text:list text:style-name="L1">
            <text:list-header>
              <text:p text:style-name="P3"><text:span text:style-name="T3">ESTA CAYENDO</text:span><text:span text:style-name="T3"><text:line-break/></text:span><text:span text:style-name="T3">SU GLORIA SOBRE MI</text:span><text:span text:style-name="T3"><text:line-break/></text:span><text:span text:style-name="T3"><text:line-break/></text:span><text:span text:style-name="T3">SANANDO HERIDAS</text:span><text:span text:style-name="T3"><text:line-break/></text:span><text:span text:style-name="T3">LEVANTANDO AL CAIDO</text:span><text:span text:style-name="T3"><text:line-break/></text:span><text:span text:style-name="T3"><text:line-break/></text:span><text:span text:style-name="T3">SU GLORIA ESTA AQ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12.061cm" svg:height="1.402cm" svg:x="10.442cm" svg:y="15.725cm">
          <text:list text:style-name="L2">
            <text:list-item>
              <text:p text:style-name="P7"><text:span text:style-name="T4">Algo está cayendo aquí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ular2">
        <draw:custom-shape draw:style-name="gr19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20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21" draw:text-style-name="P4" draw:layer="layout" svg:width="22.86cm" svg:height="3.175cm" svg:x="1.27cm" svg:y="6.526cm">
          <text:list text:style-name="L1">
            <text:list-header>
              <text:p text:style-name="P3"><text:span text:style-name="T3">ALGO ESTA CAYENDO AQUÍ</text:span><text:span text:style-name="T3"><text:line-break/></text:span><text:span text:style-name="T3">ES TAN FUERTE SOBRE MI</text:span><text:span text:style-name="T3"><text:line-break/></text:span><text:span text:style-name="T3"><text:line-break/></text:span><text:span text:style-name="T3">MIS MANOS LEVANTARE</text:span><text:span text:style-name="T3"><text:line-break/></text:span><text:span text:style-name="T3">Y SU GLORIA TOC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8" draw:layer="layout" svg:width="12.061cm" svg:height="1.402cm" svg:x="10.442cm" svg:y="15.725cm">
          <text:list text:style-name="L2">
            <text:list-item>
              <text:p text:style-name="P7"><text:span text:style-name="T4">Algo está cayendo aquí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ular2">
        <draw:custom-shape draw:style-name="gr2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24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25" draw:text-style-name="P4" draw:layer="layout" svg:width="22.86cm" svg:height="3.175cm" svg:x="1.27cm" svg:y="6.526cm">
          <text:list text:style-name="L1">
            <text:list-header>
              <text:p text:style-name="P3"><text:span text:style-name="T3">ALGO ESTA CAYENDO AQUÍ</text:span><text:span text:style-name="T3"><text:line-break/></text:span><text:span text:style-name="T3">ES TAN FUERTE SOBRE MI</text:span><text:span text:style-name="T3"><text:line-break/></text:span><text:span text:style-name="T3"><text:line-break/></text:span><text:span text:style-name="T3">MIS MANOS LEVANTARE</text:span><text:span text:style-name="T3"><text:line-break/></text:span><text:span text:style-name="T3">Y SU GLORIA TOC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8" draw:layer="layout" svg:width="12.061cm" svg:height="1.402cm" svg:x="10.442cm" svg:y="15.725cm">
          <text:list text:style-name="L2">
            <text:list-item>
              <text:p text:style-name="P7"><text:span text:style-name="T4">Está cayendo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ular2">
        <draw:custom-shape draw:style-name="gr27" draw:text-style-name="P4" draw:layer="layout" svg:width="22.86cm" svg:height="3.175cm" svg:x="1.27cm" svg:y="7.938cm">
          <text:list text:style-name="L1">
            <text:list-header>
              <text:p text:style-name="P3"><text:span text:style-name="T3">ESTA CAYENDO</text:span><text:span text:style-name="T3"><text:line-break/></text:span><text:span text:style-name="T3">SU GLORIA SOBRE MI</text:span><text:span text:style-name="T3"><text:line-break/></text:span><text:span text:style-name="T3"><text:line-break/></text:span><text:span text:style-name="T3">SANANDO HERIDAS</text:span><text:span text:style-name="T3"><text:line-break/></text:span><text:span text:style-name="T3">LEVANTANDO AL CAIDO</text:span><text:span text:style-name="T3"><text:line-break/></text:span><text:span text:style-name="T3"><text:line-break/></text:span><text:span text:style-name="T3">SU GLORIA ESTA AQ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8" draw:layer="layout" svg:width="12.061cm" svg:height="1.402cm" svg:x="10.442cm" svg:y="15.725cm">
          <text:list text:style-name="L2">
            <text:list-item>
              <text:p text:style-name="P7"><text:span text:style-name="T4">Esta cayendo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ular2">
        <draw:custom-shape draw:style-name="gr29" draw:text-style-name="P4" draw:layer="layout" svg:width="22.86cm" svg:height="3.175cm" svg:x="1.27cm" svg:y="7.938cm">
          <text:list text:style-name="L1">
            <text:list-header>
              <text:p text:style-name="P3"><text:span text:style-name="T3">ESTA CAYENDO</text:span><text:span text:style-name="T3"><text:line-break/></text:span><text:span text:style-name="T3">SU GLORIA SOBRE MI</text:span><text:span text:style-name="T3"><text:line-break/></text:span><text:span text:style-name="T3"><text:line-break/></text:span><text:span text:style-name="T3">SANANDO HERIDAS</text:span><text:span text:style-name="T3"><text:line-break/></text:span><text:span text:style-name="T3">LEVANTANDO AL CAIDO</text:span><text:span text:style-name="T3"><text:line-break/></text:span><text:span text:style-name="T3"><text:line-break/></text:span><text:span text:style-name="T3">SU GLORIA ESTA AQ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8" draw:layer="layout" svg:width="12.061cm" svg:height="1.402cm" svg:x="10.442cm" svg:y="15.725cm">
          <text:list text:style-name="L2">
            <text:list-item>
              <text:p text:style-name="P7"><text:span text:style-name="T4">Está cayendo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9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ular2">
        <draw:custom-shape draw:style-name="gr31" draw:text-style-name="P4" draw:layer="layout" svg:width="22.86cm" svg:height="3.175cm" svg:x="1.27cm" svg:y="7.938cm">
          <text:list text:style-name="L1">
            <text:list-header>
              <text:p text:style-name="P3"><text:span text:style-name="T3">ESTA CAYENDO</text:span><text:span text:style-name="T3"><text:line-break/></text:span><text:span text:style-name="T3">SU GLORIA SOBRE MI</text:span><text:span text:style-name="T3"><text:line-break/></text:span><text:span text:style-name="T3"><text:line-break/></text:span><text:span text:style-name="T3">SANANDO HERIDAS</text:span><text:span text:style-name="T3"><text:line-break/></text:span><text:span text:style-name="T3">LEVANTANDO AL CAIDO</text:span><text:span text:style-name="T3"><text:line-break/></text:span><text:span text:style-name="T3"><text:line-break/></text:span><text:span text:style-name="T3">SU GLORIA ESTA AQU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8" draw:layer="layout" svg:width="12.061cm" svg:height="1.402cm" svg:x="10.442cm" svg:y="15.725cm">
          <text:list text:style-name="L2">
            <text:list-item>
              <text:p text:style-name="P7"><text:span text:style-name="T4">Esta cayendo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ular2">
        <draw:custom-shape draw:style-name="gr33" draw:text-style-name="P4" draw:layer="layout" svg:width="22.86cm" svg:height="3.175cm" svg:x="1.27cm" svg:y="7.938cm">
          <text:list text:style-name="L1">
            <text:list-header>
              <text:p text:style-name="P3"><text:span text:style-name="T3">ESTA CAYENDO</text:span><text:span text:style-name="T3"><text:line-break/></text:span><text:span text:style-name="T3">SU GLORIA SOBRE MI</text:span><text:span text:style-name="T3"><text:line-break/></text:span><text:span text:style-name="T3"><text:line-break/></text:span><text:span text:style-name="T3">SANANDO HERIDAS</text:span><text:span text:style-name="T3"><text:line-break/></text:span><text:span text:style-name="T3">LEVANTANDO AL CAIDO</text:span><text:span text:style-name="T3"><text:line-break/></text:span><text:span text:style-name="T3"><text:line-break/></text:span><text:span text:style-name="T3">SU GLORIA ESTA AQUÍ</text:span><text:span text:style-name="T3"><text:line-break/></text:span><text:span text:style-name="T3">SU GLORIA ESTA AQUÍ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8" draw:layer="layout" svg:width="12.061cm" svg:height="1.402cm" svg:x="10.442cm" svg:y="15.725cm">
          <text:list text:style-name="L2">
            <text:list-item>
              <text:p text:style-name="P7"><text:span text:style-name="T4">FIN 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Tahoma1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ff" draw:end-color="#4f81bd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ular2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Titular2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2-notes" style:family="presentation">
      <style:graphic-properties draw:stroke="none" draw:fill="none">
        <text:list-style style:name="Titular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49cm" fo:padding-bottom="0cm" fo:padding-left="0cm" fo:padding-right="0cm">
        <text:list-style style:name="Titular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ar2-outline2" style:family="presentation" style:parent-style-name="Titular2-outline1">
      <style:graphic-properties>
        <text:list-style style:name="Titular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ular2-outline3" style:family="presentation" style:parent-style-name="Titular2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2-outline4" style:family="presentation" style:parent-style-name="Titular2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2-outline5" style:family="presentation" style:parent-style-name="Titular2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2-outline6" style:family="presentation" style:parent-style-name="Titular2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2-outline7" style:family="presentation" style:parent-style-name="Titular2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2-outline8" style:family="presentation" style:parent-style-name="Titular2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2-outline9" style:family="presentation" style:parent-style-name="Titular2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2-subtitle" style:family="presentation">
      <style:graphic-properties draw:stroke="none" draw:fill="none" draw:textarea-vertical-align="middle">
        <text:list-style style:name="Titular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ular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4f81bd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ular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ular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ular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ular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Times New Roman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outline1" draw:layer="backgroundobjects" svg:width="12.056cm" svg:height="1.398cm" svg:x="10.442cm" svg:y="15.725cm" presentation:class="outline" presentation:placeholder="true">
        <draw:text-box/>
      </draw:frame>
      <draw:frame presentation:style-name="Predeterminado-title" draw:layer="backgroundobjects" svg:width="22.856cm" svg:height="3.17cm" svg:x="1.27cm" svg:y="7.938cm" presentation:class="titl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7.938cm" presentation:class="title" presentation:placeholder="true">
        <draw:text-box/>
      </draw:frame>
      <draw:frame presentation:style-name="Titular1-outline1" draw:layer="backgroundobjects" svg:width="12.056cm" svg:height="1.398cm" svg:x="10.442cm" svg:y="15.72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2" style:page-layout-name="PM1" draw:style-name="Mdp1">
      <draw:frame draw:style-name="Mgr1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4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draw:frame presentation:style-name="Titular2-title" draw:layer="backgroundobjects" svg:width="22.856cm" svg:height="3.175cm" svg:x="1.27cm" svg:y="0.757cm" presentation:class="title" presentation:placeholder="true">
        <draw:text-box/>
      </draw:frame>
      <draw:frame presentation:style-name="Titular2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ular2-title" draw:layer="backgroundobjects" svg:width="18.618cm" svg:height="10.473cm" svg:x="1.482cm" svg:y="2.12cm" presentation:class="page"/>
        <draw:frame presentation:style-name="Titular2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7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Gravetal Bolivia S.A.</dc:creator>
    <dc:date>2011-10-11T12:53:14</dc:date>
    <meta:editing-cycles>102</meta:editing-cycles>
    <meta:editing-duration>PT21H4M</meta:editing-duration>
    <meta:document-statistic meta:object-count="104"/>
    <meta:generator>LibreOffice/6.4.1.2$Linux_x86 LibreOffice_project/40$Build-2</meta:generator>
    <meta:user-defined meta:name="AppVersion">12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